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FangSong" svg:font-family="FangSong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15.82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6.11187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yes&quot;;&quot;no&quot;)">
          <table:help-message table:title="yes/no" table:display="true">
            <text:p>Please answer with yes/no</text:p>
          </table:help-message>
          <table:error-message table:display="true"/>
        </table:content-validation>
        <table:content-validation table:name="val2" table:condition="of:cell-content-is-whole-number() and cell-content-is-between(1,7)">
          <table:help-message table:title="Rate on a Scale 1 - 7" table:display="true">
            <text:p>1 not familiar</text:p>
            <text:p>10 very familiar</text:p>
          </table:help-message>
          <table:error-message table:display="true"/>
        </table:content-validation>
        <table:content-validation table:name="val3" table:condition="of:cell-content-is-whole-number() and cell-content-is-between(1,10)">
          <table:help-message/>
          <table:error-message table:display="true"/>
        </table:content-validation>
        <table:content-validation table:name="val4" table:condition="of:cell-content-is-whole-number() and cell-content-is-between(1,7)">
          <table:help-message table:title="Rate on a Scale 1 - 7" table:display="true">
            <text:p>1 least confident</text:p>
            <text:p>7 very confident</text:p>
          </table:help-message>
          <table:error-message table:display="true"/>
        </table:content-validation>
        <table:content-validation table:name="val5">
          <table:help-message table:title="Time Required" table:display="true"/>
          <table:error-message table:display="true"/>
        </table:content-validation>
        <table:content-validation table:name="val6" table:condition="of:cell-content-is-whole-number() and cell-content-is-between(1,7)">
          <table:help-message table:title="Rate on a Scale 1 - 7" table:display="true">
            <text:p>1 very easy</text:p>
            <text:p>7 very difficult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1" table:style-name="ce6">
            <text:p>SmartUpdater Developer Study Answer Sheet</text:p>
          </table:table-cell>
          <table:covered-table-cell/>
          <table:table-cell table:number-columns-repeated="16382" table:style-name="ce2"/>
        </table:table-row>
        <table:table-row table:style-name="ro2">
          <table:table-cell office:value-type="string" table:style-name="ce1">
            <text:p>Q1</text:p>
          </table:table-cell>
          <table:table-cell office:value-type="string" table:style-name="ce1">
            <text:p>Have you ever conducted research in the field of Blockchain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2</text:p>
          </table:table-cell>
          <table:table-cell office:value-type="string" table:style-name="ce1">
            <text:p>Did you write Solidity code in the last two weeks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3</text:p>
          </table:table-cell>
          <table:table-cell office:value-type="string" table:style-name="ce1">
            <text:p>Have you previously worked on a production-grade Solidity-based Ethereum contract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4</text:p>
          </table:table-cell>
          <table:table-cell office:value-type="string" table:style-name="ce1">
            <text:p>How familiar are you with the Ethereum Blockchain in particular?</text:p>
          </table:table-cell>
          <table:table-cell table:content-validation-name="val2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5</text:p>
          </table:table-cell>
          <table:table-cell office:value-type="string" table:style-name="ce1">
            <text:p>How familiar are you with the Solidity programming language?</text:p>
          </table:table-cell>
          <table:table-cell table:content-validation-name="val2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6</text:p>
          </table:table-cell>
          <table:table-cell office:value-type="string" table:style-name="ce1">
            <text:p>How familiar are you with Solidity contract upgrade techniques?</text:p>
          </table:table-cell>
          <table:table-cell table:content-validation-name="val2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content-validation-name="val2" table:style-name="ce1"/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7">
            <text:p>Task 1</text:p>
          </table:table-cell>
          <table:covered-table-cell/>
          <table:table-cell table:content-validation-name="val3" table:style-name="ce1"/>
          <table:table-cell table:number-columns-repeated="16381" table:style-name="ce1"/>
        </table:table-row>
        <table:table-row table:style-name="ro2">
          <table:table-cell office:value-type="string" table:style-name="ce1">
            <text:p>T1Q1</text:p>
          </table:table-cell>
          <table:table-cell office:value-type="string" table:style-name="ce1">
            <text:p>Have you previously used the delegatecall-based proxy pattern in a Solidity contract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2</text:p>
          </table:table-cell>
          <table:table-cell office:value-type="string" table:style-name="ce1">
            <text:p>Have you previously used a different pattern to make a Solidity contract upgradable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3</text:p>
          </table:table-cell>
          <table:table-cell office:value-type="string" table:style-name="ce1">
            <text:p>How familiar are you with the delegatecall-based proxy pattern?</text:p>
          </table:table-cell>
          <table:table-cell table:content-validation-name="val2" table:style-name="ce1"/>
          <table:table-cell office:value-type="string" table:style-name="ce1">
            <text:p>(1-not familiar, 7-most familiar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4</text:p>
          </table:table-cell>
          <table:table-cell office:value-type="string" table:style-name="ce1">
            <text:p>How confident are you in the correctness of your conversion?</text:p>
          </table:table-cell>
          <table:table-cell table:content-validation-name="val4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5</text:p>
          </table:table-cell>
          <table:table-cell office:value-type="string" table:style-name="ce1">
            <text:p>How difficult was the manual conversion?</text:p>
          </table:table-cell>
          <table:table-cell table:content-validation-name="val6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6</text:p>
          </table:table-cell>
          <table:table-cell office:value-type="string" table:style-name="ce1">
            <text:p>How difficult was the automatic conversion with SmartUpdater?</text:p>
          </table:table-cell>
          <table:table-cell table:content-validation-name="val6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7</text:p>
          </table:table-cell>
          <table:table-cell office:value-type="string" table:style-name="ce1">
            <text:p>How much time did you need to manually convert the given contract using the delegatecall-based proxy pattern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8</text:p>
          </table:table-cell>
          <table:table-cell office:value-type="string" table:style-name="ce1">
            <text:p>How much time did you need to convert the contract using SmartUpdater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9</text:p>
          </table:table-cell>
          <table:table-cell office:value-type="string" table:style-name="ce1">
            <text:p>How much gas does it take to deploy the given contract?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10</text:p>
          </table:table-cell>
          <table:table-cell office:value-type="string" table:style-name="ce1">
            <text:p>How much gas does it take to deploy the converted contract?<text:s/>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11</text:p>
          </table:table-cell>
          <table:table-cell office:value-type="string" table:style-name="ce1">
            <text:p>How much gas does it take to deploy the converted contract using SmartUpdater?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content-validation-name="val5" table:style-name="ce1"/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7">
            <text:p>Task 2</text:p>
          </table:table-cell>
          <table:covered-table-cell/>
          <table:table-cell table:content-validation-name="val3" table:style-name="ce1"/>
          <table:table-cell table:number-columns-repeated="16381" table:style-name="ce1"/>
        </table:table-row>
        <table:table-row table:style-name="ro2">
          <table:table-cell office:value-type="string" table:style-name="ce1">
            <text:p>T2Q1</text:p>
          </table:table-cell>
          <table:table-cell office:value-type="string" table:style-name="ce1">
            <text:p>How confident are you in the correctness of the new contract you created?</text:p>
          </table:table-cell>
          <table:table-cell table:content-validation-name="val4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2</text:p>
          </table:table-cell>
          <table:table-cell office:value-type="string" table:style-name="ce1">
            <text:p>How confident are you in the integrity of the state recovery?</text:p>
          </table:table-cell>
          <table:table-cell table:content-validation-name="val4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3</text:p>
          </table:table-cell>
          <table:table-cell office:value-type="string" table:style-name="ce1">
            <text:p>How confident are you in accurately retrieving state values from the old contract?</text:p>
          </table:table-cell>
          <table:table-cell table:content-validation-name="val4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4</text:p>
          </table:table-cell>
          <table:table-cell office:value-type="string" table:style-name="ce1">
            <text:p>How difficult is it to create the new contract manually?</text:p>
          </table:table-cell>
          <table:table-cell table:content-validation-name="val6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5</text:p>
          </table:table-cell>
          <table:table-cell office:value-type="string" table:style-name="ce1">
            <text:p>How difficult is it to recover states in the new contract manually?<text:s/></text:p>
          </table:table-cell>
          <table:table-cell table:content-validation-name="val6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6</text:p>
          </table:table-cell>
          <table:table-cell office:value-type="string" table:style-name="ce1">
            <text:p>How difficult was the upgrade process using SmartUpdater?</text:p>
          </table:table-cell>
          <table:table-cell table:content-validation-name="val6" table:style-name="ce1"/>
          <table:table-cell office:value-type="string" table:style-name="ce1">
            <text:p>(1 easy, 7 most difficult)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2Q7</text:p>
          </table:table-cell>
          <table:table-cell office:value-type="string" table:style-name="ce4">
            <text:p>Do you know how to get the values of the state with dynamic storage strategy (e.g., mapping-type state) from the Ethereum blockchain? If you know, please explain in detail how to get them.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8</text:p>
          </table:table-cell>
          <table:table-cell office:value-type="string" table:style-name="ce1">
            <text:p>How much gas does it take to deploy the new contract manually?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9</text:p>
          </table:table-cell>
          <table:table-cell office:value-type="string" table:style-name="ce1">
            <text:p>How much gas does it take to deploy the new contract using SmartUpdater?<text:s/>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10</text:p>
          </table:table-cell>
          <table:table-cell office:value-type="string" table:style-name="ce1">
            <text:p>How much time did you need to manually create the new contract and recover states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11</text:p>
          </table:table-cell>
          <table:table-cell office:value-type="string" table:style-name="ce1">
            <text:p>How much time did you need to complete upgrade process using SmartUpdater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content-validation-name="val5" table:style-name="ce1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">
            <text:p>Additional Feedback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table:style-name="ce4"/>
          <table:table-cell table:style-name="ce1"/>
          <table:table-cell office:value-type="string" table:style-name="ce5">
            <text:p>(Anything else you want us to know)</text:p>
          </table:table-cell>
          <table:table-cell table:number-columns-repeated="16380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FangSong" svg:font-family="FangSong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3</meta:generator>
    <dc:creator>志骋 许</dc:creator>
    <meta:creation-date>2020-04-08T09:09:03Z</meta:creation-date>
    <dc:date>2024-10-22T01:35:34Z</dc:date>
    <meta:editing-cycles>6</meta:editing-cycles>
    <meta:editing-duration>PT1721S</meta:editing-duration>
  </office:meta>
</office:document-meta>
</file>